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82" table:default-cell-style-name="Default"/>
        <table:table-row table:style-name="ro1">
          <table:table-cell office:value-type="string" calcext:value-type="string">
            <text:p>i</text:p>
          </table:table-cell>
          <table:table-cell table:style-name="Default" office:value-type="string" calcext:value-type="string">
            <text:p>Dose(Gy)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O16_f</text:p>
          </table:table-cell>
          <table:table-cell office:value-type="string" calcext:value-type="string">
            <text:p>O16_1</text:p>
          </table:table-cell>
          <table:table-cell office:value-type="string" calcext:value-type="string">
            <text:p>O16_1_f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203018" calcext:value-type="float">
            <text:p>2.03E-05</text:p>
          </table:table-cell>
          <table:table-cell table:style-name="ce1" office:value-type="float" office:value="0.00000000754922" calcext:value-type="float">
            <text:p>7.55E-0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196423" calcext:value-type="float">
            <text:p>1.96E-05</text:p>
          </table:table-cell>
          <table:table-cell office:value-type="float" office:value="2734" calcext:value-type="float">
            <text:p>2734</text:p>
          </table:table-cell>
          <table:table-cell table:number-columns-repeated="2"/>
          <table:table-cell table:style-name="Default"/>
          <table:table-cell table:number-columns-repeated="9"/>
          <table:table-cell table:style-name="ce1"/>
          <table:table-cell table:number-columns-repeated="5"/>
          <table:table-cell table:style-name="ce1"/>
          <table:table-cell table:number-columns-repeated="13"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203115" calcext:value-type="float">
            <text:p>2.03E-05</text:p>
          </table:table-cell>
          <table:table-cell table:style-name="ce1" office:value-type="float" office:value="0.0000000232611" calcext:value-type="float">
            <text:p>2.33E-0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197796" calcext:value-type="float">
            <text:p>1.98E-05</text:p>
          </table:table-cell>
          <table:table-cell office:value-type="float" office:value="2732" calcext:value-type="float">
            <text:p>2732</text:p>
          </table:table-cell>
          <table:table-cell table:number-columns-repeated="2"/>
          <table:table-cell table:style-name="Default"/>
          <table:table-cell table:number-columns-repeated="9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1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204278" calcext:value-type="float">
            <text:p>2.04E-05</text:p>
          </table:table-cell>
          <table:table-cell table:style-name="ce1" office:value-type="float" office:value="0.0000000548515" calcext:value-type="float">
            <text:p>5.49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198512" calcext:value-type="float">
            <text:p>1.99E-05</text:p>
          </table:table-cell>
          <table:table-cell office:value-type="float" office:value="2728" calcext:value-type="float">
            <text:p>2728</text:p>
          </table:table-cell>
          <table:table-cell table:number-columns-repeated="2"/>
          <table:table-cell table:style-name="Default"/>
          <table:table-cell table:number-columns-repeated="9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207047" calcext:value-type="float">
            <text:p>2.07E-05</text:p>
          </table:table-cell>
          <table:table-cell table:style-name="ce1" office:value-type="float" office:value="0.0000000854176" calcext:value-type="float">
            <text:p>8.54E-0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199762" calcext:value-type="float">
            <text:p>2.00E-05</text:p>
          </table:table-cell>
          <table:table-cell office:value-type="float" office:value="2725" calcext:value-type="float">
            <text:p>2725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1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0759" calcext:value-type="float">
            <text:p>2.08E-05</text:p>
          </table:table-cell>
          <table:table-cell table:style-name="ce1" office:value-type="float" office:value="0.0000000529229" calcext:value-type="float">
            <text:p>5.29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01033" calcext:value-type="float">
            <text:p>2.01E-05</text:p>
          </table:table-cell>
          <table:table-cell office:value-type="float" office:value="2721" calcext:value-type="float">
            <text:p>2721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207845" calcext:value-type="float">
            <text:p>2.08E-05</text:p>
          </table:table-cell>
          <table:table-cell table:style-name="ce1" office:value-type="float" office:value="0.0000000158304" calcext:value-type="float">
            <text:p>1.58E-0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202263" calcext:value-type="float">
            <text:p>2.02E-05</text:p>
          </table:table-cell>
          <table:table-cell office:value-type="float" office:value="2719" calcext:value-type="float">
            <text:p>2719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209652" calcext:value-type="float">
            <text:p>2.10E-05</text:p>
          </table:table-cell>
          <table:table-cell table:style-name="ce1" office:value-type="float" office:value="0.0000000157875" calcext:value-type="float">
            <text:p>1.58E-0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203985" calcext:value-type="float">
            <text:p>2.04E-05</text:p>
          </table:table-cell>
          <table:table-cell office:value-type="float" office:value="2717" calcext:value-type="float">
            <text:p>2717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17"/>
          <table:table-cell table:style-name="ce1"/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211926" calcext:value-type="float">
            <text:p>2.12E-05</text:p>
          </table:table-cell>
          <table:table-cell table:style-name="ce1" office:value-type="float" office:value="0.0000000164925" calcext:value-type="float">
            <text:p>1.65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05519" calcext:value-type="float">
            <text:p>2.06E-05</text:p>
          </table:table-cell>
          <table:table-cell office:value-type="float" office:value="2716" calcext:value-type="float">
            <text:p>2716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17"/>
          <table:table-cell table:style-name="ce1"/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13457" calcext:value-type="float">
            <text:p>2.13E-05</text:p>
          </table:table-cell>
          <table:table-cell table:style-name="ce1" office:value-type="float" office:value="0.0000000165003" calcext:value-type="float">
            <text:p>1.65E-0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206613" calcext:value-type="float">
            <text:p>2.07E-05</text:p>
          </table:table-cell>
          <table:table-cell office:value-type="float" office:value="2711" calcext:value-type="float">
            <text:p>2711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214568" calcext:value-type="float">
            <text:p>2.15E-05</text:p>
          </table:table-cell>
          <table:table-cell table:style-name="ce1" office:value-type="float" office:value="0.0000000185181" calcext:value-type="float">
            <text:p>1.85E-0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207937" calcext:value-type="float">
            <text:p>2.08E-05</text:p>
          </table:table-cell>
          <table:table-cell office:value-type="float" office:value="2708" calcext:value-type="float">
            <text:p>2708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15858" calcext:value-type="float">
            <text:p>2.16E-05</text:p>
          </table:table-cell>
          <table:table-cell table:style-name="ce1" office:value-type="float" office:value="0.0000000249596" calcext:value-type="float">
            <text:p>2.50E-0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209075" calcext:value-type="float">
            <text:p>2.09E-05</text:p>
          </table:table-cell>
          <table:table-cell office:value-type="float" office:value="2704" calcext:value-type="float">
            <text:p>2704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11"/>
          <table:table-cell table:style-name="ce1"/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217917" calcext:value-type="float">
            <text:p>2.18E-05</text:p>
          </table:table-cell>
          <table:table-cell table:style-name="ce1" office:value-type="float" office:value="0.0000000251991" calcext:value-type="float">
            <text:p>2.52E-0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210912" calcext:value-type="float">
            <text:p>2.11E-05</text:p>
          </table:table-cell>
          <table:table-cell office:value-type="float" office:value="2700" calcext:value-type="float">
            <text:p>270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11"/>
          <table:table-cell table:style-name="ce1"/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220088" calcext:value-type="float">
            <text:p>2.20E-05</text:p>
          </table:table-cell>
          <table:table-cell table:style-name="ce1" office:value-type="float" office:value="0.0000000252007" calcext:value-type="float">
            <text:p>2.52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12939" calcext:value-type="float">
            <text:p>2.13E-05</text:p>
          </table:table-cell>
          <table:table-cell office:value-type="float" office:value="2700" calcext:value-type="float">
            <text:p>270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221443" calcext:value-type="float">
            <text:p>2.21E-05</text:p>
          </table:table-cell>
          <table:table-cell table:style-name="ce1" office:value-type="float" office:value="0.000000025092" calcext:value-type="float">
            <text:p>2.51E-0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214165" calcext:value-type="float">
            <text:p>2.14E-05</text:p>
          </table:table-cell>
          <table:table-cell office:value-type="float" office:value="2696" calcext:value-type="float">
            <text:p>2696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223668" calcext:value-type="float">
            <text:p>2.24E-05</text:p>
          </table:table-cell>
          <table:table-cell table:style-name="ce1" office:value-type="float" office:value="0.0000000255378" calcext:value-type="float">
            <text:p>2.55E-0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215855" calcext:value-type="float">
            <text:p>2.16E-05</text:p>
          </table:table-cell>
          <table:table-cell office:value-type="float" office:value="2693" calcext:value-type="float">
            <text:p>2693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226578" calcext:value-type="float">
            <text:p>2.27E-05</text:p>
          </table:table-cell>
          <table:table-cell table:style-name="ce1" office:value-type="float" office:value="0.0000000256086" calcext:value-type="float">
            <text:p>2.56E-0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217654" calcext:value-type="float">
            <text:p>2.18E-05</text:p>
          </table:table-cell>
          <table:table-cell office:value-type="float" office:value="2691" calcext:value-type="float">
            <text:p>2691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28191" calcext:value-type="float">
            <text:p>2.28E-05</text:p>
          </table:table-cell>
          <table:table-cell table:style-name="ce1" office:value-type="float" office:value="0.0000000264388" calcext:value-type="float">
            <text:p>2.64E-0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219332" calcext:value-type="float">
            <text:p>2.19E-05</text:p>
          </table:table-cell>
          <table:table-cell office:value-type="float" office:value="2689" calcext:value-type="float">
            <text:p>2689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229378" calcext:value-type="float">
            <text:p>2.29E-05</text:p>
          </table:table-cell>
          <table:table-cell table:style-name="ce1" office:value-type="float" office:value="0.0000000254679" calcext:value-type="float">
            <text:p>2.55E-0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221252" calcext:value-type="float">
            <text:p>2.21E-05</text:p>
          </table:table-cell>
          <table:table-cell office:value-type="float" office:value="2687" calcext:value-type="float">
            <text:p>2687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231634" calcext:value-type="float">
            <text:p>2.32E-05</text:p>
          </table:table-cell>
          <table:table-cell table:style-name="ce1" office:value-type="float" office:value="0.0000000265841" calcext:value-type="float">
            <text:p>2.66E-0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222921" calcext:value-type="float">
            <text:p>2.23E-05</text:p>
          </table:table-cell>
          <table:table-cell office:value-type="float" office:value="2685" calcext:value-type="float">
            <text:p>2685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233522" calcext:value-type="float">
            <text:p>2.34E-05</text:p>
          </table:table-cell>
          <table:table-cell table:style-name="ce1" office:value-type="float" office:value="0.0000000497889" calcext:value-type="float">
            <text:p>4.98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24966" calcext:value-type="float">
            <text:p>2.25E-05</text:p>
          </table:table-cell>
          <table:table-cell office:value-type="float" office:value="2682" calcext:value-type="float">
            <text:p>2682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236415" calcext:value-type="float">
            <text:p>2.36E-05</text:p>
          </table:table-cell>
          <table:table-cell table:style-name="ce1" office:value-type="float" office:value="0.0000000769009" calcext:value-type="float">
            <text:p>7.69E-0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0227087" calcext:value-type="float">
            <text:p>2.27E-05</text:p>
          </table:table-cell>
          <table:table-cell office:value-type="float" office:value="2679" calcext:value-type="float">
            <text:p>2679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238786" calcext:value-type="float">
            <text:p>2.39E-05</text:p>
          </table:table-cell>
          <table:table-cell table:style-name="ce1" office:value-type="float" office:value="0.0000000953318" calcext:value-type="float">
            <text:p>9.53E-0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0229113" calcext:value-type="float">
            <text:p>2.29E-05</text:p>
          </table:table-cell>
          <table:table-cell office:value-type="float" office:value="2676" calcext:value-type="float">
            <text:p>2676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242284" calcext:value-type="float">
            <text:p>2.42E-05</text:p>
          </table:table-cell>
          <table:table-cell table:style-name="ce1" office:value-type="float" office:value="0.0000000989692" calcext:value-type="float">
            <text:p>9.90E-0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0231694" calcext:value-type="float">
            <text:p>2.32E-05</text:p>
          </table:table-cell>
          <table:table-cell office:value-type="float" office:value="2674" calcext:value-type="float">
            <text:p>2674</text:p>
          </table:table-cell>
          <table:table-cell table:number-columns-repeated="1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244218" calcext:value-type="float">
            <text:p>2.44E-05</text:p>
          </table:table-cell>
          <table:table-cell table:style-name="ce1" office:value-type="float" office:value="0.0000000485703" calcext:value-type="float">
            <text:p>4.86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33651" calcext:value-type="float">
            <text:p>2.34E-05</text:p>
          </table:table-cell>
          <table:table-cell office:value-type="float" office:value="2671" calcext:value-type="float">
            <text:p>2671</text:p>
          </table:table-cell>
          <table:table-cell table:number-columns-repeated="1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458" calcext:value-type="float">
            <text:p>2.46E-05</text:p>
          </table:table-cell>
          <table:table-cell table:style-name="ce1" office:value-type="float" office:value="0.0000000507895" calcext:value-type="float">
            <text:p>5.08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36808" calcext:value-type="float">
            <text:p>2.37E-05</text:p>
          </table:table-cell>
          <table:table-cell office:value-type="float" office:value="2670" calcext:value-type="float">
            <text:p>2670</text:p>
          </table:table-cell>
          <table:table-cell table:number-columns-repeated="1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248749" calcext:value-type="float">
            <text:p>2.49E-05</text:p>
          </table:table-cell>
          <table:table-cell table:style-name="ce1" office:value-type="float" office:value="0.0000000535979" calcext:value-type="float">
            <text:p>5.36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3946" calcext:value-type="float">
            <text:p>2.39E-05</text:p>
          </table:table-cell>
          <table:table-cell office:value-type="float" office:value="2669" calcext:value-type="float">
            <text:p>2669</text:p>
          </table:table-cell>
          <table:table-cell table:number-columns-repeated="1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251431" calcext:value-type="float">
            <text:p>2.51E-05</text:p>
          </table:table-cell>
          <table:table-cell table:style-name="ce1" office:value-type="float" office:value="0.0000000566055" calcext:value-type="float">
            <text:p>5.66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42275" calcext:value-type="float">
            <text:p>2.42E-05</text:p>
          </table:table-cell>
          <table:table-cell office:value-type="float" office:value="2667" calcext:value-type="float">
            <text:p>2667</text:p>
          </table:table-cell>
          <table:table-cell table:number-columns-repeated="1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253791" calcext:value-type="float">
            <text:p>2.54E-05</text:p>
          </table:table-cell>
          <table:table-cell table:style-name="ce1" office:value-type="float" office:value="0.0000000623429" calcext:value-type="float">
            <text:p>6.23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44969" calcext:value-type="float">
            <text:p>2.45E-05</text:p>
          </table:table-cell>
          <table:table-cell office:value-type="float" office:value="2664" calcext:value-type="float">
            <text:p>2664</text:p>
          </table:table-cell>
          <table:table-cell table:number-columns-repeated="1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257429" calcext:value-type="float">
            <text:p>2.57E-05</text:p>
          </table:table-cell>
          <table:table-cell table:style-name="ce1" office:value-type="float" office:value="0.000000105768" calcext:value-type="float">
            <text:p>1.06E-0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0248316" calcext:value-type="float">
            <text:p>2.48E-05</text:p>
          </table:table-cell>
          <table:table-cell office:value-type="float" office:value="2662" calcext:value-type="float">
            <text:p>2662</text:p>
          </table:table-cell>
          <table:table-cell table:number-columns-repeated="1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259691" calcext:value-type="float">
            <text:p>2.60E-05</text:p>
          </table:table-cell>
          <table:table-cell table:style-name="ce1" office:value-type="float" office:value="0.000000132723" calcext:value-type="float">
            <text:p>1.33E-0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0250888" calcext:value-type="float">
            <text:p>2.51E-05</text:p>
          </table:table-cell>
          <table:table-cell office:value-type="float" office:value="2659" calcext:value-type="float">
            <text:p>2659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262054" calcext:value-type="float">
            <text:p>2.62E-05</text:p>
          </table:table-cell>
          <table:table-cell table:style-name="ce1" office:value-type="float" office:value="0.0000000697217" calcext:value-type="float">
            <text:p>6.97E-0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0253652" calcext:value-type="float">
            <text:p>2.54E-05</text:p>
          </table:table-cell>
          <table:table-cell office:value-type="float" office:value="2656" calcext:value-type="float">
            <text:p>2656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265348" calcext:value-type="float">
            <text:p>2.65E-05</text:p>
          </table:table-cell>
          <table:table-cell table:style-name="ce1" office:value-type="float" office:value="0.0000000423723" calcext:value-type="float">
            <text:p>4.24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56633" calcext:value-type="float">
            <text:p>2.57E-05</text:p>
          </table:table-cell>
          <table:table-cell office:value-type="float" office:value="2651" calcext:value-type="float">
            <text:p>2651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68801" calcext:value-type="float">
            <text:p>2.69E-05</text:p>
          </table:table-cell>
          <table:table-cell table:style-name="ce1" office:value-type="float" office:value="0.0000000433237" calcext:value-type="float">
            <text:p>4.33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59928" calcext:value-type="float">
            <text:p>2.60E-05</text:p>
          </table:table-cell>
          <table:table-cell office:value-type="float" office:value="2648" calcext:value-type="float">
            <text:p>2648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13"/>
          <table:table-cell table:style-name="ce1"/>
          <table:table-cell table:number-columns-repeated="2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272012" calcext:value-type="float">
            <text:p>2.72E-05</text:p>
          </table:table-cell>
          <table:table-cell table:style-name="ce1" office:value-type="float" office:value="0.0000000437966" calcext:value-type="float">
            <text:p>4.38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62877" calcext:value-type="float">
            <text:p>2.63E-05</text:p>
          </table:table-cell>
          <table:table-cell office:value-type="float" office:value="2645" calcext:value-type="float">
            <text:p>2645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13"/>
          <table:table-cell table:style-name="ce1"/>
          <table:table-cell table:number-columns-repeated="2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276063" calcext:value-type="float">
            <text:p>2.76E-05</text:p>
          </table:table-cell>
          <table:table-cell table:style-name="ce1" office:value-type="float" office:value="0.0000000450448" calcext:value-type="float">
            <text:p>4.50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66435" calcext:value-type="float">
            <text:p>2.66E-05</text:p>
          </table:table-cell>
          <table:table-cell office:value-type="float" office:value="2643" calcext:value-type="float">
            <text:p>2643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7"/>
          <table:table-cell table:style-name="ce1"/>
          <table:table-cell table:number-columns-repeated="5"/>
          <table:table-cell table:style-name="ce1"/>
          <table:table-cell table:number-columns-repeated="2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280933" calcext:value-type="float">
            <text:p>2.81E-05</text:p>
          </table:table-cell>
          <table:table-cell table:style-name="ce1" office:value-type="float" office:value="0.0000000463703" calcext:value-type="float">
            <text:p>4.64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70449" calcext:value-type="float">
            <text:p>2.70E-05</text:p>
          </table:table-cell>
          <table:table-cell office:value-type="float" office:value="2642" calcext:value-type="float">
            <text:p>2642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282486" calcext:value-type="float">
            <text:p>2.82E-05</text:p>
          </table:table-cell>
          <table:table-cell table:style-name="ce1" office:value-type="float" office:value="0.0000000452974" calcext:value-type="float">
            <text:p>4.53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73504" calcext:value-type="float">
            <text:p>2.74E-05</text:p>
          </table:table-cell>
          <table:table-cell office:value-type="float" office:value="2638" calcext:value-type="float">
            <text:p>2638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285461" calcext:value-type="float">
            <text:p>2.85E-05</text:p>
          </table:table-cell>
          <table:table-cell table:style-name="ce1" office:value-type="float" office:value="0.0000000473326" calcext:value-type="float">
            <text:p>4.73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7745" calcext:value-type="float">
            <text:p>2.77E-05</text:p>
          </table:table-cell>
          <table:table-cell office:value-type="float" office:value="2638" calcext:value-type="float">
            <text:p>2638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290946" calcext:value-type="float">
            <text:p>2.91E-05</text:p>
          </table:table-cell>
          <table:table-cell table:style-name="ce1" office:value-type="float" office:value="0.0000000491587" calcext:value-type="float">
            <text:p>4.92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82293" calcext:value-type="float">
            <text:p>2.82E-05</text:p>
          </table:table-cell>
          <table:table-cell office:value-type="float" office:value="2636" calcext:value-type="float">
            <text:p>2636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295538" calcext:value-type="float">
            <text:p>2.96E-05</text:p>
          </table:table-cell>
          <table:table-cell table:style-name="ce1" office:value-type="float" office:value="0.0000000487058" calcext:value-type="float">
            <text:p>4.87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86708" calcext:value-type="float">
            <text:p>2.87E-05</text:p>
          </table:table-cell>
          <table:table-cell office:value-type="float" office:value="2633" calcext:value-type="float">
            <text:p>2633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299909" calcext:value-type="float">
            <text:p>3.00E-05</text:p>
          </table:table-cell>
          <table:table-cell table:style-name="ce1" office:value-type="float" office:value="0.0000000504207" calcext:value-type="float">
            <text:p>5.04E-0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0290736" calcext:value-type="float">
            <text:p>2.91E-05</text:p>
          </table:table-cell>
          <table:table-cell office:value-type="float" office:value="2631" calcext:value-type="float">
            <text:p>2631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9"/>
          <table:table-cell table:style-name="ce1"/>
          <table:table-cell table:number-columns-repeated="3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305858" calcext:value-type="float">
            <text:p>3.06E-05</text:p>
          </table:table-cell>
          <table:table-cell table:style-name="ce1" office:value-type="float" office:value="0.0000000522106" calcext:value-type="float">
            <text:p>5.22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296064" calcext:value-type="float">
            <text:p>2.96E-05</text:p>
          </table:table-cell>
          <table:table-cell office:value-type="float" office:value="2627" calcext:value-type="float">
            <text:p>2627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311742" calcext:value-type="float">
            <text:p>3.12E-05</text:p>
          </table:table-cell>
          <table:table-cell table:style-name="ce1" office:value-type="float" office:value="0.0000000739477" calcext:value-type="float">
            <text:p>7.39E-0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0301253" calcext:value-type="float">
            <text:p>3.01E-05</text:p>
          </table:table-cell>
          <table:table-cell office:value-type="float" office:value="2625" calcext:value-type="float">
            <text:p>2625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316648" calcext:value-type="float">
            <text:p>3.17E-05</text:p>
          </table:table-cell>
          <table:table-cell table:style-name="ce1" office:value-type="float" office:value="0.0000000538548" calcext:value-type="float">
            <text:p>5.39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305955" calcext:value-type="float">
            <text:p>3.06E-05</text:p>
          </table:table-cell>
          <table:table-cell office:value-type="float" office:value="2622" calcext:value-type="float">
            <text:p>2622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322515" calcext:value-type="float">
            <text:p>3.23E-05</text:p>
          </table:table-cell>
          <table:table-cell table:style-name="ce1" office:value-type="float" office:value="0.0000000556654" calcext:value-type="float">
            <text:p>5.57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311506" calcext:value-type="float">
            <text:p>3.12E-05</text:p>
          </table:table-cell>
          <table:table-cell office:value-type="float" office:value="2622" calcext:value-type="float">
            <text:p>2622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25"/>
          <table:table-cell table:style-name="ce1"/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329388" calcext:value-type="float">
            <text:p>3.29E-05</text:p>
          </table:table-cell>
          <table:table-cell table:style-name="ce1" office:value-type="float" office:value="0.000000057515" calcext:value-type="float">
            <text:p>5.75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31702" calcext:value-type="float">
            <text:p>3.17E-05</text:p>
          </table:table-cell>
          <table:table-cell office:value-type="float" office:value="2618" calcext:value-type="float">
            <text:p>2618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25"/>
          <table:table-cell table:style-name="ce1"/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33608" calcext:value-type="float">
            <text:p>3.36E-05</text:p>
          </table:table-cell>
          <table:table-cell table:style-name="ce1" office:value-type="float" office:value="0.0000000604651" calcext:value-type="float">
            <text:p>6.05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323295" calcext:value-type="float">
            <text:p>3.23E-05</text:p>
          </table:table-cell>
          <table:table-cell office:value-type="float" office:value="2616" calcext:value-type="float">
            <text:p>2616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25"/>
          <table:table-cell table:style-name="ce1"/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342459" calcext:value-type="float">
            <text:p>3.42E-05</text:p>
          </table:table-cell>
          <table:table-cell table:style-name="ce1" office:value-type="float" office:value="0.000000062439" calcext:value-type="float">
            <text:p>6.24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330418" calcext:value-type="float">
            <text:p>3.30E-05</text:p>
          </table:table-cell>
          <table:table-cell office:value-type="float" office:value="2614" calcext:value-type="float">
            <text:p>2614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23"/>
          <table:table-cell table:style-name="ce1"/>
          <table:table-cell/>
          <table:table-cell table:style-name="ce1"/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350457" calcext:value-type="float">
            <text:p>3.50E-05</text:p>
          </table:table-cell>
          <table:table-cell table:style-name="ce1" office:value-type="float" office:value="0.0000000652427" calcext:value-type="float">
            <text:p>6.52E-0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0338273" calcext:value-type="float">
            <text:p>3.38E-05</text:p>
          </table:table-cell>
          <table:table-cell office:value-type="float" office:value="2613" calcext:value-type="float">
            <text:p>2613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360426" calcext:value-type="float">
            <text:p>3.60E-05</text:p>
          </table:table-cell>
          <table:table-cell table:style-name="ce1" office:value-type="float" office:value="0.0000000659238" calcext:value-type="float">
            <text:p>6.59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347055" calcext:value-type="float">
            <text:p>3.47E-05</text:p>
          </table:table-cell>
          <table:table-cell office:value-type="float" office:value="2609" calcext:value-type="float">
            <text:p>2609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368667" calcext:value-type="float">
            <text:p>3.69E-05</text:p>
          </table:table-cell>
          <table:table-cell table:style-name="ce1" office:value-type="float" office:value="0.0000000699759" calcext:value-type="float">
            <text:p>7.00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355767" calcext:value-type="float">
            <text:p>3.56E-05</text:p>
          </table:table-cell>
          <table:table-cell office:value-type="float" office:value="2607" calcext:value-type="float">
            <text:p>2607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377745" calcext:value-type="float">
            <text:p>3.78E-05</text:p>
          </table:table-cell>
          <table:table-cell table:style-name="ce1" office:value-type="float" office:value="0.0000000736082" calcext:value-type="float">
            <text:p>7.36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366132" calcext:value-type="float">
            <text:p>3.66E-05</text:p>
          </table:table-cell>
          <table:table-cell office:value-type="float" office:value="2605" calcext:value-type="float">
            <text:p>2605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387479" calcext:value-type="float">
            <text:p>3.87E-05</text:p>
          </table:table-cell>
          <table:table-cell table:style-name="ce1" office:value-type="float" office:value="0.0000000794424" calcext:value-type="float">
            <text:p>7.94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37679" calcext:value-type="float">
            <text:p>3.77E-05</text:p>
          </table:table-cell>
          <table:table-cell office:value-type="float" office:value="2604" calcext:value-type="float">
            <text:p>2604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399404" calcext:value-type="float">
            <text:p>3.99E-05</text:p>
          </table:table-cell>
          <table:table-cell table:style-name="ce1" office:value-type="float" office:value="0.0000000840897" calcext:value-type="float">
            <text:p>8.41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388174" calcext:value-type="float">
            <text:p>3.88E-05</text:p>
          </table:table-cell>
          <table:table-cell office:value-type="float" office:value="2603" calcext:value-type="float">
            <text:p>2603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1"/>
          <table:table-cell table:style-name="ce1"/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414039" calcext:value-type="float">
            <text:p>4.14E-05</text:p>
          </table:table-cell>
          <table:table-cell table:style-name="ce1" office:value-type="float" office:value="0.000000134147" calcext:value-type="float">
            <text:p>1.34E-0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0401776" calcext:value-type="float">
            <text:p>4.02E-05</text:p>
          </table:table-cell>
          <table:table-cell office:value-type="float" office:value="2600" calcext:value-type="float">
            <text:p>2600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27"/>
          <table:table-cell table:style-name="ce1"/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432321" calcext:value-type="float">
            <text:p>4.32E-05</text:p>
          </table:table-cell>
          <table:table-cell table:style-name="ce1" office:value-type="float" office:value="0.000000153968" calcext:value-type="float">
            <text:p>1.54E-0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0416827" calcext:value-type="float">
            <text:p>4.17E-05</text:p>
          </table:table-cell>
          <table:table-cell office:value-type="float" office:value="2597" calcext:value-type="float">
            <text:p>2597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17"/>
          <table:table-cell table:style-name="ce1"/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452817" calcext:value-type="float">
            <text:p>4.53E-05</text:p>
          </table:table-cell>
          <table:table-cell table:style-name="ce1" office:value-type="float" office:value="0.000000136696" calcext:value-type="float">
            <text:p>1.37E-0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0433234" calcext:value-type="float">
            <text:p>4.33E-05</text:p>
          </table:table-cell>
          <table:table-cell office:value-type="float" office:value="2591" calcext:value-type="float">
            <text:p>2591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471626" calcext:value-type="float">
            <text:p>4.72E-05</text:p>
          </table:table-cell>
          <table:table-cell table:style-name="ce1" office:value-type="float" office:value="0.0000001711" calcext:value-type="float">
            <text:p>1.71E-0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0000452046" calcext:value-type="float">
            <text:p>4.52E-05</text:p>
          </table:table-cell>
          <table:table-cell office:value-type="float" office:value="2582" calcext:value-type="float">
            <text:p>2582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492256" calcext:value-type="float">
            <text:p>4.92E-05</text:p>
          </table:table-cell>
          <table:table-cell table:style-name="ce1" office:value-type="float" office:value="0.000000137436" calcext:value-type="float">
            <text:p>1.37E-0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473724" calcext:value-type="float">
            <text:p>4.74E-05</text:p>
          </table:table-cell>
          <table:table-cell office:value-type="float" office:value="2577" calcext:value-type="float">
            <text:p>2577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21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5169" calcext:value-type="float">
            <text:p>5.17E-05</text:p>
          </table:table-cell>
          <table:table-cell table:style-name="ce1" office:value-type="float" office:value="0.000000093449" calcext:value-type="float">
            <text:p>9.34E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501661" calcext:value-type="float">
            <text:p>5.02E-05</text:p>
          </table:table-cell>
          <table:table-cell office:value-type="float" office:value="2574" calcext:value-type="float">
            <text:p>2574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29"/>
          <table:table-cell table:style-name="ce1"/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552349" calcext:value-type="float">
            <text:p>5.52E-05</text:p>
          </table:table-cell>
          <table:table-cell table:style-name="ce1" office:value-type="float" office:value="0.0000000955039" calcext:value-type="float">
            <text:p>9.55E-0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535317" calcext:value-type="float">
            <text:p>5.35E-05</text:p>
          </table:table-cell>
          <table:table-cell office:value-type="float" office:value="2573" calcext:value-type="float">
            <text:p>2573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2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591692" calcext:value-type="float">
            <text:p>5.92E-05</text:p>
          </table:table-cell>
          <table:table-cell table:style-name="ce1" office:value-type="float" office:value="0.000000146186" calcext:value-type="float">
            <text:p>1.46E-0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575804" calcext:value-type="float">
            <text:p>5.76E-05</text:p>
          </table:table-cell>
          <table:table-cell office:value-type="float" office:value="2567" calcext:value-type="float">
            <text:p>2567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5"/>
          <table:table-cell table:style-name="ce1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648626" calcext:value-type="float">
            <text:p>6.49E-05</text:p>
          </table:table-cell>
          <table:table-cell table:style-name="ce1" office:value-type="float" office:value="0.000000217193" calcext:value-type="float">
            <text:p>2.17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630463" calcext:value-type="float">
            <text:p>6.30E-05</text:p>
          </table:table-cell>
          <table:table-cell office:value-type="float" office:value="2564" calcext:value-type="float">
            <text:p>2564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15"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721918" calcext:value-type="float">
            <text:p>7.22E-05</text:p>
          </table:table-cell>
          <table:table-cell table:style-name="ce1" office:value-type="float" office:value="0.000000237678" calcext:value-type="float">
            <text:p>2.38E-0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0000705952" calcext:value-type="float">
            <text:p>7.06E-05</text:p>
          </table:table-cell>
          <table:table-cell office:value-type="float" office:value="2557" calcext:value-type="float">
            <text:p>2557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21"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842974" calcext:value-type="float">
            <text:p>8.43E-05</text:p>
          </table:table-cell>
          <table:table-cell table:style-name="ce1" office:value-type="float" office:value="0.000000310571" calcext:value-type="float">
            <text:p>3.11E-0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0000826351" calcext:value-type="float">
            <text:p>8.26E-05</text:p>
          </table:table-cell>
          <table:table-cell office:value-type="float" office:value="2555" calcext:value-type="float">
            <text:p>2555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9"/>
          <table:table-cell table:style-name="ce1"/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float" office:value="0.000106709" calcext:value-type="float">
            <text:p>0.000106709</text:p>
          </table:table-cell>
          <table:table-cell table:style-name="ce1" office:value-type="float" office:value="0.000000454361" calcext:value-type="float">
            <text:p>4.54E-07</text:p>
          </table:table-cell>
          <table:table-cell office:value-type="float" office:value="9" calcext:value-type="float">
            <text:p>9</text:p>
          </table:table-cell>
          <table:table-cell office:value-type="float" office:value="0.000104883" calcext:value-type="float">
            <text:p>0.000104883</text:p>
          </table:table-cell>
          <table:table-cell office:value-type="float" office:value="2553" calcext:value-type="float">
            <text:p>2553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17"/>
          <table:table-cell table:style-name="ce1"/>
          <table:table-cell table:number-columns-repeated="21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float" office:value="0.00015103" calcext:value-type="float">
            <text:p>0.00015103</text:p>
          </table:table-cell>
          <table:table-cell table:style-name="ce1" office:value-type="float" office:value="0.000000247172" calcext:value-type="float">
            <text:p>2.47E-07</text:p>
          </table:table-cell>
          <table:table-cell office:value-type="float" office:value="7" calcext:value-type="float">
            <text:p>7</text:p>
          </table:table-cell>
          <table:table-cell office:value-type="float" office:value="0.000149247" calcext:value-type="float">
            <text:p>0.000149247</text:p>
          </table:table-cell>
          <table:table-cell office:value-type="float" office:value="2547" calcext:value-type="float">
            <text:p>2547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27"/>
          <table:table-cell table:style-name="ce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508235" calcext:value-type="float">
            <text:p>5.08E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498154" calcext:value-type="float">
            <text:p>4.98E-05</text:p>
          </table:table-cell>
          <table:table-cell office:value-type="float" office:value="1751" calcext:value-type="float">
            <text:p>1751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2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101974" calcext:value-type="float">
            <text:p>1.02E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013399" calcext:value-type="float">
            <text:p>1.34E-07</text:p>
          </table:table-cell>
          <table:table-cell office:value-type="float" office:value="16" calcext:value-type="float">
            <text:p>16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0736919" calcext:value-type="float">
            <text:p>7.37E-07</text:p>
          </table:table-cell>
          <table:table-cell table:style-name="ce1" office:value-type="float" office:value="0.000000000478257" calcext:value-type="float">
            <text:p>4.78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0687574" calcext:value-type="float">
            <text:p>6.88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068005" calcext:value-type="float">
            <text:p>6.80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0671782" calcext:value-type="float">
            <text:p>6.72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0564327" calcext:value-type="float">
            <text:p>5.64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0456554" calcext:value-type="float">
            <text:p>4.57E-07</text:p>
          </table:table-cell>
          <table:table-cell table:style-name="ce1" office:value-type="float" office:value="0.0000000222067" calcext:value-type="float">
            <text:p>2.22E-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0374498" calcext:value-type="float">
            <text:p>3.74E-07</text:p>
          </table:table-cell>
          <table:table-cell table:style-name="ce1" office:value-type="float" office:value="0.00000000189803" calcext:value-type="float">
            <text:p>1.90E-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0398873" calcext:value-type="float">
            <text:p>3.99E-07</text:p>
          </table:table-cell>
          <table:table-cell table:style-name="ce1" office:value-type="float" office:value="0.0000000000762195" calcext:value-type="float">
            <text:p>7.62E-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0328366" calcext:value-type="float">
            <text:p>3.28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4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0267476" calcext:value-type="float">
            <text:p>2.67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027787" calcext:value-type="float">
            <text:p>2.78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0276089" calcext:value-type="float">
            <text:p>2.76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0271621" calcext:value-type="float">
            <text:p>2.72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0261439" calcext:value-type="float">
            <text:p>2.61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0300385" calcext:value-type="float">
            <text:p>3.00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0268464" calcext:value-type="float">
            <text:p>2.68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0277556" calcext:value-type="float">
            <text:p>2.78E-07</text:p>
          </table:table-cell>
          <table:table-cell table:style-name="ce1" office:value-type="float" office:value="0.000000000138275" calcext:value-type="float">
            <text:p>1.38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0302175" calcext:value-type="float">
            <text:p>3.02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0333657" calcext:value-type="float">
            <text:p>3.34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0325227" calcext:value-type="float">
            <text:p>3.25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0327754" calcext:value-type="float">
            <text:p>3.28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0364227" calcext:value-type="float">
            <text:p>3.64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0282777" calcext:value-type="float">
            <text:p>2.83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4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0235922" calcext:value-type="float">
            <text:p>2.36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 table:number-columns-repeated="5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0217646" calcext:value-type="float">
            <text:p>2.18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 table:number-columns-repeated="5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0204346" calcext:value-type="float">
            <text:p>2.04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 table:number-columns-repeated="5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0193228" calcext:value-type="float">
            <text:p>1.93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 table:number-columns-repeated="5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0207057" calcext:value-type="float">
            <text:p>2.07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 table:number-columns-repeated="5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0241555" calcext:value-type="float">
            <text:p>2.42E-07</text:p>
          </table:table-cell>
          <table:table-cell table:style-name="ce1" office:value-type="float" office:value="0.000000000465297" calcext:value-type="float">
            <text:p>4.65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 table:number-columns-repeated="5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0182871" calcext:value-type="float">
            <text:p>1.83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15"/>
          <table:table-cell table:style-name="ce1"/>
          <table:table-cell table:number-columns-repeated="5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0168232" calcext:value-type="float">
            <text:p>1.68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7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143442" calcext:value-type="float">
            <text:p>1.43E-07</text:p>
          </table:table-cell>
          <table:table-cell table:style-name="ce1" office:value-type="float" office:value="0.000000000373024" calcext:value-type="float">
            <text:p>3.73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7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0154784" calcext:value-type="float">
            <text:p>1.55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7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0182603" calcext:value-type="float">
            <text:p>1.83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23"/>
          <table:table-cell table:style-name="ce1"/>
          <table:table-cell table:number-columns-repeated="4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016176" calcext:value-type="float">
            <text:p>1.62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7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0153149" calcext:value-type="float">
            <text:p>1.53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23"/>
          <table:table-cell table:style-name="ce1"/>
          <table:table-cell table:number-columns-repeated="4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0152116" calcext:value-type="float">
            <text:p>1.52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7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0128253" calcext:value-type="float">
            <text:p>1.28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7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0134071" calcext:value-type="float">
            <text:p>1.34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7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013186" calcext:value-type="float">
            <text:p>1.32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7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0135708" calcext:value-type="float">
            <text:p>1.36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7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0148166" calcext:value-type="float">
            <text:p>1.48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25"/>
          <table:table-cell table:style-name="ce1"/>
          <table:table-cell table:number-columns-repeated="4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0148381" calcext:value-type="float">
            <text:p>1.48E-07</text:p>
          </table:table-cell>
          <table:table-cell table:style-name="ce1" office:value-type="float" office:value="0.000000000173091" calcext:value-type="float">
            <text:p>1.73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7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015108" calcext:value-type="float">
            <text:p>1.51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7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0141668" calcext:value-type="float">
            <text:p>1.42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0167436" calcext:value-type="float">
            <text:p>1.67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0165797" calcext:value-type="float">
            <text:p>1.66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0169973" calcext:value-type="float">
            <text:p>1.70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0108744" calcext:value-type="float">
            <text:p>1.09E-07</text:p>
          </table:table-cell>
          <table:table-cell table:style-name="ce1" office:value-type="float" office:value="0.0000000000998007" calcext:value-type="float">
            <text:p>9.98E-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0111683" calcext:value-type="float">
            <text:p>1.12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0114874" calcext:value-type="float">
            <text:p>1.15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012211" calcext:value-type="float">
            <text:p>1.22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0149956" calcext:value-type="float">
            <text:p>1.50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010346" calcext:value-type="float">
            <text:p>1.03E-07</text:p>
          </table:table-cell>
          <table:table-cell table:style-name="ce1" office:value-type="float" office:value="0.000000000576217" calcext:value-type="float">
            <text:p>5.76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010997" calcext:value-type="float">
            <text:p>1.10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0131305" calcext:value-type="float">
            <text:p>1.31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0113466" calcext:value-type="float">
            <text:p>1.13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0124507" calcext:value-type="float">
            <text:p>1.25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0125658" calcext:value-type="float">
            <text:p>1.26E-07</text:p>
          </table:table-cell>
          <table:table-cell table:style-name="ce1" office:value-type="float" office:value="0.0000000026522" calcext:value-type="float">
            <text:p>2.65E-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114544" calcext:value-type="float">
            <text:p>1.15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00964916" calcext:value-type="float">
            <text:p>9.6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00966739" calcext:value-type="float">
            <text:p>9.6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0111628" calcext:value-type="float">
            <text:p>1.12E-07</text:p>
          </table:table-cell>
          <table:table-cell table:style-name="ce1" office:value-type="float" office:value="0.000000000369455" calcext:value-type="float">
            <text:p>3.69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0101419" calcext:value-type="float">
            <text:p>1.01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0106628" calcext:value-type="float">
            <text:p>1.07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00965228" calcext:value-type="float">
            <text:p>9.6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00996462" calcext:value-type="float">
            <text:p>9.9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00796816" calcext:value-type="float">
            <text:p>7.9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00794369" calcext:value-type="float">
            <text:p>7.9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00854093" calcext:value-type="float">
            <text:p>8.5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00107129" calcext:value-type="float">
            <text:p>1.07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00786272" calcext:value-type="float">
            <text:p>7.86E-08</text:p>
          </table:table-cell>
          <table:table-cell table:style-name="ce1" office:value-type="float" office:value="0.00000000110407" calcext:value-type="float">
            <text:p>1.10E-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00856106" calcext:value-type="float">
            <text:p>8.5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00898065" calcext:value-type="float">
            <text:p>8.9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00750981" calcext:value-type="float">
            <text:p>7.5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0109157" calcext:value-type="float">
            <text:p>1.09E-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9"/>
          <table:table-cell table:style-name="ce1"/>
          <table:table-cell table:number-columns-repeated="6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00814839" calcext:value-type="float">
            <text:p>8.1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00766157" calcext:value-type="float">
            <text:p>7.6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00790499" calcext:value-type="float">
            <text:p>7.90E-08</text:p>
          </table:table-cell>
          <table:table-cell table:style-name="ce1" office:value-type="float" office:value="0.000000000123841" calcext:value-type="float">
            <text:p>1.24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00908813" calcext:value-type="float">
            <text:p>9.0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00720497" calcext:value-type="float">
            <text:p>7.20E-08</text:p>
          </table:table-cell>
          <table:table-cell table:style-name="ce1" office:value-type="float" office:value="0.000000000271721" calcext:value-type="float">
            <text:p>2.72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0074112" calcext:value-type="float">
            <text:p>7.4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00769456" calcext:value-type="float">
            <text:p>7.69E-08</text:p>
          </table:table-cell>
          <table:table-cell table:style-name="ce1" office:value-type="float" office:value="0.000000000114289" calcext:value-type="float">
            <text:p>1.14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00766209" calcext:value-type="float">
            <text:p>7.6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00777467" calcext:value-type="float">
            <text:p>7.7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00812232" calcext:value-type="float">
            <text:p>8.1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00822736" calcext:value-type="float">
            <text:p>8.23E-08</text:p>
          </table:table-cell>
          <table:table-cell table:style-name="ce1" office:value-type="float" office:value="0.000000000112181" calcext:value-type="float">
            <text:p>1.12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00838322" calcext:value-type="float">
            <text:p>8.3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00854746" calcext:value-type="float">
            <text:p>8.5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00879096" calcext:value-type="float">
            <text:p>8.7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00934486" calcext:value-type="float">
            <text:p>9.3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00749878" calcext:value-type="float">
            <text:p>7.5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00810217" calcext:value-type="float">
            <text:p>8.1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00961316" calcext:value-type="float">
            <text:p>9.6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table:style-name="ce1"/>
          <table:table-cell table:number-columns-repeated="7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00556478" calcext:value-type="float">
            <text:p>5.56E-08</text:p>
          </table:table-cell>
          <table:table-cell table:style-name="ce1" office:value-type="float" office:value="0.0000000000755425" calcext:value-type="float">
            <text:p>7.55E-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00550224" calcext:value-type="float">
            <text:p>5.5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00587138" calcext:value-type="float">
            <text:p>5.8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00611792" calcext:value-type="float">
            <text:p>6.1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00701716" calcext:value-type="float">
            <text:p>7.02E-08</text:p>
          </table:table-cell>
          <table:table-cell table:style-name="ce1" office:value-type="float" office:value="0.00000000267321" calcext:value-type="float">
            <text:p>2.67E-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00797694" calcext:value-type="float">
            <text:p>7.9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00814087" calcext:value-type="float">
            <text:p>8.14E-08</text:p>
          </table:table-cell>
          <table:table-cell table:style-name="ce1" office:value-type="float" office:value="0.0000000000513943" calcext:value-type="float">
            <text:p>5.14E-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0048438" calcext:value-type="float">
            <text:p>4.8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00507613" calcext:value-type="float">
            <text:p>5.08E-08</text:p>
          </table:table-cell>
          <table:table-cell table:style-name="ce1" office:value-type="float" office:value="0.00000000050948" calcext:value-type="float">
            <text:p>5.09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00539827" calcext:value-type="float">
            <text:p>5.4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00549451" calcext:value-type="float">
            <text:p>5.4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00560398" calcext:value-type="float">
            <text:p>5.60E-08</text:p>
          </table:table-cell>
          <table:table-cell table:style-name="ce1" office:value-type="float" office:value="0.000000000352006" calcext:value-type="float">
            <text:p>3.52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00580437" calcext:value-type="float">
            <text:p>5.8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00636072" calcext:value-type="float">
            <text:p>6.36E-08</text:p>
          </table:table-cell>
          <table:table-cell table:style-name="ce1" office:value-type="float" office:value="0.00000000059842" calcext:value-type="float">
            <text:p>5.98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00787872" calcext:value-type="float">
            <text:p>7.8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00740611" calcext:value-type="float">
            <text:p>7.4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00664772" calcext:value-type="float">
            <text:p>6.6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00581013" calcext:value-type="float">
            <text:p>5.8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00658536" calcext:value-type="float">
            <text:p>6.5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00855369" calcext:value-type="float">
            <text:p>8.5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00463837" calcext:value-type="float">
            <text:p>4.64E-08</text:p>
          </table:table-cell>
          <table:table-cell table:style-name="ce1" office:value-type="float" office:value="0.0000000000673459" calcext:value-type="float">
            <text:p>6.73E-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00450525" calcext:value-type="float">
            <text:p>4.5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00476124" calcext:value-type="float">
            <text:p>4.7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00470158" calcext:value-type="float">
            <text:p>4.70E-08</text:p>
          </table:table-cell>
          <table:table-cell table:style-name="ce1" office:value-type="float" office:value="0.0000000000269639" calcext:value-type="float">
            <text:p>2.70E-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00442551" calcext:value-type="float">
            <text:p>4.4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00454965" calcext:value-type="float">
            <text:p>4.5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00458038" calcext:value-type="float">
            <text:p>4.5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00462421" calcext:value-type="float">
            <text:p>4.62E-08</text:p>
          </table:table-cell>
          <table:table-cell table:style-name="ce1" office:value-type="float" office:value="0.000000000150638" calcext:value-type="float">
            <text:p>1.51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00453834" calcext:value-type="float">
            <text:p>4.5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00704397" calcext:value-type="float">
            <text:p>7.0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00522077" calcext:value-type="float">
            <text:p>5.2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00529222" calcext:value-type="float">
            <text:p>5.29E-08</text:p>
          </table:table-cell>
          <table:table-cell table:style-name="ce1" office:value-type="float" office:value="0.0000000000114756" calcext:value-type="float">
            <text:p>1.15E-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00647315" calcext:value-type="float">
            <text:p>6.4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00424017" calcext:value-type="float">
            <text:p>4.24E-08</text:p>
          </table:table-cell>
          <table:table-cell table:style-name="ce1" office:value-type="float" office:value="0.00000000108838" calcext:value-type="float">
            <text:p>1.09E-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00417543" calcext:value-type="float">
            <text:p>4.1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00444642" calcext:value-type="float">
            <text:p>4.4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00453934" calcext:value-type="float">
            <text:p>4.5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00510686" calcext:value-type="float">
            <text:p>5.1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4"/>
          <table:table-cell table:style-name="ce1"/>
          <table:table-cell table:number-columns-repeated="3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00461568" calcext:value-type="float">
            <text:p>4.6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000441925" calcext:value-type="float">
            <text:p>4.4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000468645" calcext:value-type="float">
            <text:p>4.6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000496778" calcext:value-type="float">
            <text:p>4.9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000532864" calcext:value-type="float">
            <text:p>5.3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000528257" calcext:value-type="float">
            <text:p>5.2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000550516" calcext:value-type="float">
            <text:p>5.5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00060052" calcext:value-type="float">
            <text:p>6.0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000425407" calcext:value-type="float">
            <text:p>4.2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00605465" calcext:value-type="float">
            <text:p>6.0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000364242" calcext:value-type="float">
            <text:p>3.64E-08</text:p>
          </table:table-cell>
          <table:table-cell table:style-name="ce1" office:value-type="float" office:value="0.000000000230315" calcext:value-type="float">
            <text:p>2.30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000379772" calcext:value-type="float">
            <text:p>3.8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4"/>
          <table:table-cell table:style-name="ce1"/>
          <table:table-cell table:number-columns-repeated="3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00383445" calcext:value-type="float">
            <text:p>3.8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00386556" calcext:value-type="float">
            <text:p>3.8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00419783" calcext:value-type="float">
            <text:p>4.20E-08</text:p>
          </table:table-cell>
          <table:table-cell table:style-name="ce1" office:value-type="float" office:value="0.00000000445472" calcext:value-type="float">
            <text:p>4.45E-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00436326" calcext:value-type="float">
            <text:p>4.3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00460312" calcext:value-type="float">
            <text:p>4.6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0030032" calcext:value-type="float">
            <text:p>3.0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00322637" calcext:value-type="float">
            <text:p>3.23E-08</text:p>
          </table:table-cell>
          <table:table-cell table:style-name="ce1" office:value-type="float" office:value="0.00000000066946" calcext:value-type="float">
            <text:p>6.69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00322775" calcext:value-type="float">
            <text:p>3.2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00333703" calcext:value-type="float">
            <text:p>3.3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00366556" calcext:value-type="float">
            <text:p>3.6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00509672" calcext:value-type="float">
            <text:p>5.1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00302773" calcext:value-type="float">
            <text:p>3.0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00334903" calcext:value-type="float">
            <text:p>3.3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00332686" calcext:value-type="float">
            <text:p>3.3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00343669" calcext:value-type="float">
            <text:p>3.4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00388444" calcext:value-type="float">
            <text:p>3.8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00495081" calcext:value-type="float">
            <text:p>4.9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00300949" calcext:value-type="float">
            <text:p>3.0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00288542" calcext:value-type="float">
            <text:p>2.8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00606538" calcext:value-type="float">
            <text:p>6.0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1"/>
          <table:table-cell table:number-columns-repeated="19"/>
          <table:table-cell table:style-name="ce1"/>
          <table:table-cell table:number-columns-repeated="5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00422204" calcext:value-type="float">
            <text:p>4.2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4"/>
          <table:table-cell table:style-name="ce1"/>
          <table:table-cell table:number-columns-repeated="3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00494514" calcext:value-type="float">
            <text:p>4.9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7"/>
          <table:table-cell table:style-name="ce1"/>
          <table:table-cell table:number-columns-repeated="4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0022882" calcext:value-type="float">
            <text:p>2.2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7"/>
          <table:table-cell table:style-name="ce1"/>
          <table:table-cell table:number-columns-repeated="4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00240691" calcext:value-type="float">
            <text:p>2.41E-08</text:p>
          </table:table-cell>
          <table:table-cell table:style-name="ce1" office:value-type="float" office:value="0.000000000180485" calcext:value-type="float">
            <text:p>1.80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000311665" calcext:value-type="float">
            <text:p>3.1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7"/>
          <table:table-cell table:style-name="ce1"/>
          <table:table-cell table:number-columns-repeated="5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00207054" calcext:value-type="float">
            <text:p>2.0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00179999" calcext:value-type="float">
            <text:p>1.8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00177872" calcext:value-type="float">
            <text:p>1.7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0018257" calcext:value-type="float">
            <text:p>1.8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00185549" calcext:value-type="float">
            <text:p>1.8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00193936" calcext:value-type="float">
            <text:p>1.9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00205984" calcext:value-type="float">
            <text:p>2.0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00195987" calcext:value-type="float">
            <text:p>1.9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00203166" calcext:value-type="float">
            <text:p>2.0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0019001" calcext:value-type="float">
            <text:p>1.9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00194843" calcext:value-type="float">
            <text:p>1.9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00201934" calcext:value-type="float">
            <text:p>2.0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216851" calcext:value-type="float">
            <text:p>2.1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00226514" calcext:value-type="float">
            <text:p>2.2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00223993" calcext:value-type="float">
            <text:p>2.2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00257138" calcext:value-type="float">
            <text:p>2.5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00388509" calcext:value-type="float">
            <text:p>3.8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00150671" calcext:value-type="float">
            <text:p>1.5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0148277" calcext:value-type="float">
            <text:p>1.4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00147278" calcext:value-type="float">
            <text:p>1.4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00149508" calcext:value-type="float">
            <text:p>1.50E-08</text:p>
          </table:table-cell>
          <table:table-cell table:style-name="ce1" office:value-type="float" office:value="0.000000000305199" calcext:value-type="float">
            <text:p>3.05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00153243" calcext:value-type="float">
            <text:p>1.5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001699" calcext:value-type="float">
            <text:p>1.7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00158001" calcext:value-type="float">
            <text:p>1.58E-08</text:p>
          </table:table-cell>
          <table:table-cell table:style-name="ce1" office:value-type="float" office:value="0.0000000000837478" calcext:value-type="float">
            <text:p>8.37E-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00153122" calcext:value-type="float">
            <text:p>1.5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00177694" calcext:value-type="float">
            <text:p>1.7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00251947" calcext:value-type="float">
            <text:p>2.5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00259345" calcext:value-type="float">
            <text:p>2.5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7"/>
          <table:table-cell table:style-name="ce1"/>
          <table:table-cell table:number-columns-repeated="5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0016681" calcext:value-type="float">
            <text:p>1.6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00165468" calcext:value-type="float">
            <text:p>1.6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00166108" calcext:value-type="float">
            <text:p>1.6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0017312" calcext:value-type="float">
            <text:p>1.7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0017452" calcext:value-type="float">
            <text:p>1.7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0018281" calcext:value-type="float">
            <text:p>1.8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00183863" calcext:value-type="float">
            <text:p>1.8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00206346" calcext:value-type="float">
            <text:p>2.0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00181116" calcext:value-type="float">
            <text:p>1.8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00176309" calcext:value-type="float">
            <text:p>1.7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00269231" calcext:value-type="float">
            <text:p>2.6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7"/>
          <table:table-cell table:style-name="ce1"/>
          <table:table-cell table:number-columns-repeated="5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00163256" calcext:value-type="float">
            <text:p>1.6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00172607" calcext:value-type="float">
            <text:p>1.7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00174621" calcext:value-type="float">
            <text:p>1.7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0017402" calcext:value-type="float">
            <text:p>1.7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000151222" calcext:value-type="float">
            <text:p>1.5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00151341" calcext:value-type="float">
            <text:p>1.5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000151511" calcext:value-type="float">
            <text:p>1.5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00159116" calcext:value-type="float">
            <text:p>1.5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000169379" calcext:value-type="float">
            <text:p>1.6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00177569" calcext:value-type="float">
            <text:p>1.7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00181886" calcext:value-type="float">
            <text:p>1.8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00204536" calcext:value-type="float">
            <text:p>2.0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0019677" calcext:value-type="float">
            <text:p>1.9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00182377" calcext:value-type="float">
            <text:p>1.8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0014864" calcext:value-type="float">
            <text:p>1.4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000144179" calcext:value-type="float">
            <text:p>1.4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00154838" calcext:value-type="float">
            <text:p>1.5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00158506" calcext:value-type="float">
            <text:p>1.5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00169927" calcext:value-type="float">
            <text:p>1.7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00168334" calcext:value-type="float">
            <text:p>1.6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00151976" calcext:value-type="float">
            <text:p>1.5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00141604" calcext:value-type="float">
            <text:p>1.4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00143655" calcext:value-type="float">
            <text:p>1.4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00148231" calcext:value-type="float">
            <text:p>1.4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00153336" calcext:value-type="float">
            <text:p>1.5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00208165" calcext:value-type="float">
            <text:p>2.08E-08</text:p>
          </table:table-cell>
          <table:table-cell table:style-name="ce1" office:value-type="float" office:value="0.00000000360276" calcext:value-type="float">
            <text:p>3.60E-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0013817" calcext:value-type="float">
            <text:p>1.3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00150165" calcext:value-type="float">
            <text:p>1.50E-08</text:p>
          </table:table-cell>
          <table:table-cell table:style-name="ce1" office:value-type="float" office:value="0.000000000236781" calcext:value-type="float">
            <text:p>2.37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00147435" calcext:value-type="float">
            <text:p>1.4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00167202" calcext:value-type="float">
            <text:p>1.6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00187113" calcext:value-type="float">
            <text:p>1.87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00153492" calcext:value-type="float">
            <text:p>1.5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00141" calcext:value-type="float">
            <text:p>1.4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00152881" calcext:value-type="float">
            <text:p>1.5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00155573" calcext:value-type="float">
            <text:p>1.5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00149676" calcext:value-type="float">
            <text:p>1.5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000139223" calcext:value-type="float">
            <text:p>1.3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00145971" calcext:value-type="float">
            <text:p>1.4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00134137" calcext:value-type="float">
            <text:p>1.3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00133796" calcext:value-type="float">
            <text:p>1.3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00160183" calcext:value-type="float">
            <text:p>1.60E-08</text:p>
          </table:table-cell>
          <table:table-cell table:style-name="ce1" office:value-type="float" office:value="0.00000000101527" calcext:value-type="float">
            <text:p>1.02E-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00126095" calcext:value-type="float">
            <text:p>1.2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00128284" calcext:value-type="float">
            <text:p>1.2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00143196" calcext:value-type="float">
            <text:p>1.43E-08</text:p>
          </table:table-cell>
          <table:table-cell table:style-name="ce1" office:value-type="float" office:value="0.000000000581426" calcext:value-type="float">
            <text:p>5.81E-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00135034" calcext:value-type="float">
            <text:p>1.3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000144701" calcext:value-type="float">
            <text:p>1.4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000161713" calcext:value-type="float">
            <text:p>1.6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00153915" calcext:value-type="float">
            <text:p>1.5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00154321" calcext:value-type="float">
            <text:p>1.5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00135873" calcext:value-type="float">
            <text:p>1.36E-08</text:p>
          </table:table-cell>
          <table:table-cell table:style-name="ce1" office:value-type="float" office:value="0.000000000539417" calcext:value-type="float">
            <text:p>5.39E-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00115555" calcext:value-type="float">
            <text:p>1.1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00118567" calcext:value-type="float">
            <text:p>1.1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00114896" calcext:value-type="float">
            <text:p>1.15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00116361" calcext:value-type="float">
            <text:p>1.1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0011829" calcext:value-type="float">
            <text:p>1.1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00126041" calcext:value-type="float">
            <text:p>1.2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00134303" calcext:value-type="float">
            <text:p>1.3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00227846" calcext:value-type="float">
            <text:p>2.28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00213668" calcext:value-type="float">
            <text:p>2.14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7"/>
          <table:table-cell table:style-name="ce1"/>
          <table:table-cell table:number-columns-repeated="5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00122667" calcext:value-type="float">
            <text:p>1.2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00119952" calcext:value-type="float">
            <text:p>1.2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000130575" calcext:value-type="float">
            <text:p>1.3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00180693" calcext:value-type="float">
            <text:p>1.8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00119537" calcext:value-type="float">
            <text:p>1.2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00118771" calcext:value-type="float">
            <text:p>1.1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00119476" calcext:value-type="float">
            <text:p>1.1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00132288" calcext:value-type="float">
            <text:p>1.3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000103322" calcext:value-type="float">
            <text:p>1.03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00119745" calcext:value-type="float">
            <text:p>1.2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00115934" calcext:value-type="float">
            <text:p>1.16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000687128" calcext:value-type="float">
            <text:p>6.87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000684543" calcext:value-type="float">
            <text:p>6.85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000651294" calcext:value-type="float">
            <text:p>6.51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000717725" calcext:value-type="float">
            <text:p>7.18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000766732" calcext:value-type="float">
            <text:p>7.67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000662881" calcext:value-type="float">
            <text:p>6.63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0000653413" calcext:value-type="float">
            <text:p>6.53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000692791" calcext:value-type="float">
            <text:p>6.93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000069081" calcext:value-type="float">
            <text:p>6.91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000678328" calcext:value-type="float">
            <text:p>6.78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000685867" calcext:value-type="float">
            <text:p>6.86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0000666218" calcext:value-type="float">
            <text:p>6.66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000665034" calcext:value-type="float">
            <text:p>6.65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000677482" calcext:value-type="float">
            <text:p>6.77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000725592" calcext:value-type="float">
            <text:p>7.26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000691986" calcext:value-type="float">
            <text:p>6.92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000719137" calcext:value-type="float">
            <text:p>7.19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000714647" calcext:value-type="float">
            <text:p>7.15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000752845" calcext:value-type="float">
            <text:p>7.53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000719728" calcext:value-type="float">
            <text:p>7.20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000757289" calcext:value-type="float">
            <text:p>7.57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000773344" calcext:value-type="float">
            <text:p>7.73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000742048" calcext:value-type="float">
            <text:p>7.42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000888127" calcext:value-type="float">
            <text:p>8.88E-09</text:p>
          </table:table-cell>
          <table:table-cell table:style-name="ce1" office:value-type="float" office:value="0.00000000136417" calcext:value-type="float">
            <text:p>1.36E-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000765202" calcext:value-type="float">
            <text:p>7.65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000766091" calcext:value-type="float">
            <text:p>7.66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000797882" calcext:value-type="float">
            <text:p>7.98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000819997" calcext:value-type="float">
            <text:p>8.20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000843791" calcext:value-type="float">
            <text:p>8.44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000879176" calcext:value-type="float">
            <text:p>8.79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000850031" calcext:value-type="float">
            <text:p>8.50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000880046" calcext:value-type="float">
            <text:p>8.80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000937796" calcext:value-type="float">
            <text:p>9.38E-09</text:p>
          </table:table-cell>
          <table:table-cell table:style-name="ce1" office:value-type="float" office:value="0.0000000000258792" calcext:value-type="float">
            <text:p>2.59E-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000933753" calcext:value-type="float">
            <text:p>9.34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000109136" calcext:value-type="float">
            <text:p>1.09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000925838" calcext:value-type="float">
            <text:p>9.26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00085245" calcext:value-type="float">
            <text:p>8.52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000784814" calcext:value-type="float">
            <text:p>7.85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000795525" calcext:value-type="float">
            <text:p>7.96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000803821" calcext:value-type="float">
            <text:p>8.04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000816249" calcext:value-type="float">
            <text:p>8.16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000852863" calcext:value-type="float">
            <text:p>8.53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000854282" calcext:value-type="float">
            <text:p>8.54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000823065" calcext:value-type="float">
            <text:p>8.23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000890159" calcext:value-type="float">
            <text:p>8.90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000994954" calcext:value-type="float">
            <text:p>9.95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00119651" calcext:value-type="float">
            <text:p>1.20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00101187" calcext:value-type="float">
            <text:p>1.01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00102315" calcext:value-type="float">
            <text:p>1.02E-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000850313" calcext:value-type="float">
            <text:p>8.50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000619168" calcext:value-type="float">
            <text:p>6.19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000613958" calcext:value-type="float">
            <text:p>6.14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0000645979" calcext:value-type="float">
            <text:p>6.46E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0:46:44.618401032</meta:creation-date>
    <dc:date>2023-04-09T10:48:37.059144803</dc:date>
    <meta:editing-duration>PT1M53S</meta:editing-duration>
    <meta:editing-cycles>1</meta:editing-cycles>
    <meta:document-statistic meta:table-count="1" meta:cell-count="2406" meta:object-count="0"/>
    <meta:generator>LibreOffice/7.3.7.2$Linux_X86_64 LibreOffice_project/30$Build-2</meta:generator>
  </office:meta>
</office:document-meta>
</file>